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es" fo:country="E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</text:p>
      <text:p text:style-name="P2"/>
      <text:p text:style-name="P2">Mi nombre es Elissa Torres Miranda, desarrolladora de aplicaciones web FullStack. </text:p>
      <text:p text:style-name="P2"><text:tab/><text:tab/><text:tab/><text:tab/><text:tab/><text:tab/><text:tab/></text:p>
      <text:p text:style-name="P2">Siempre he sentido un gran interés por la tecnología y la innovación. Desde que tengo memoria me ha entusiasmado la programación e incluso di mis primeros pasos con pequeñas aplicaciones en BASIC. Ya han pasado algunos años desde entonces y mi interés ha ido creciendo. Para mí todo era ¡Guau! y pasaba horas aprendiendo sobre programación, diseño, 3D,... todos los ámbitos me parecían emocionantes y hoy en día todavía sigo disfrutando con cada nuevo descubrimiento.</text:p>
      <text:p text:style-name="P2"/>
      <text:p text:style-name="P2">¡Me encantan los retos! Creo que me dan la oportunidad de seguir aprendiendo y mejorando en lo que me apasiona.</text:p>
      <text:p text:style-name="P2"/>
      <text:p text:style-name="P2">¿Algo más personal? Me considero una persona optimista, responsable y comprometida, aficionada a la lectura, la música y los animales. </text:p>
      <text:p text:style-name="P2"/>
      <text:p text:style-name="P2"/>
      <text:p text:style-name="P2"/>
      <text:p text:style-name="P1">PROYECTOS</text:p>
      <text:p text:style-name="P2"/>
      <text:p text:style-name="P2">Portfolio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4S</meta:editing-duration>
    <meta:editing-cycles>4</meta:editing-cycles>
    <meta:generator>OpenOffice/4.1.4$Win32 OpenOffice.org_project/414m5$Build-9788</meta:generator>
    <dc:date>2022-08-14T00:03:45.94</dc:date>
    <dc:creator>Elissa ***</dc:creator>
    <meta:document-statistic meta:table-count="0" meta:image-count="0" meta:object-count="0" meta:page-count="1" meta:paragraph-count="8" meta:word-count="129" meta:character-count="825"/>
    <meta:user-defined meta:name="Info 1"/>
    <meta:user-defined meta:name="Info 2"/>
    <meta:user-defined meta:name="Info 3"/>
    <meta:user-defined meta:name="Info 4"/>
  </office:meta>
</office:document-meta>
</file>